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1ca5" officeooo:paragraph-rsid="00011ca5"/>
    </style:style>
    <style:style style:name="P2" style:family="paragraph" style:parent-style-name="Standard">
      <style:text-properties officeooo:rsid="00038233" officeooo:paragraph-rsid="00038233"/>
    </style:style>
    <style:style style:name="P3" style:family="paragraph" style:parent-style-name="Standard">
      <style:text-properties officeooo:rsid="0007c18b" officeooo:paragraph-rsid="0007c18b"/>
    </style:style>
    <style:style style:name="T1" style:family="text">
      <style:text-properties officeooo:rsid="0002f9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434 Project 6 LA Crime Web Application</text:p>
      <text:p text:style-name="P3">Joshua Haupt, Charles Helf</text:p>
      <text:p text:style-name="P1"/>
      <text:p text:style-name="P1">Design:</text:p>
      <text:p text:style-name="P1"/>
      <text:p text:style-name="P1">We developed a PHP web application <text:span text:style-name="T1">to utilize our database. The main page is a master search utility that allows users to search for any piece of information in the database. The other pages include an insert, delete, update and three specific search utilities. The insert, delete and update utilities were chosen as what a user would most likely utilize such as adding a new criminal incident, deleting a criminal incident and updating a status report. The three specific search utilities also provide data a user would probably find useful. The navigation bar at the top allows for easy navigation between pages. The use of abbreviation in the navigation bar was due to space constrains. If the titles were not abbreviated, they would have taken up to much space at the top of the page. A better solution to abbreviating the titles would have been to use a different navigation system, however due to time constraints, that would have not been a feasible solution. When a user queries the database, the query string is display to them, even tough it may confuse many users, this was intentionally done for debug and troubleshooting purposes. </text:span></text:p>
      <text:p text:style-name="P1"/>
      <text:p text:style-name="P2">Limitations:</text:p>
      <text:p text:style-name="P2"/>
      <text:p text:style-name="P2">Due to time constraints, the main search utility is not very user friendly. Also, the overall application offers limited user input in regards to adding data. This was also due to time constraints. We were only able to implement the bare minimum in regards to insert, update and delete transaction support. Some of the error messages returned from the database might also not be clear to the user as we did not have time to write a clear error message for every possible error returned. If something we did not account for occurs, the user will just be notified that an error occurred.</text:p>
      <text:p text:style-name="P1"/>
      <text:p text:style-name="P1">Error Checking:</text:p>
      <text:p text:style-name="P1"/>
      <text:p text:style-name="P1">Integer values are tested to make sure they are integers and they fall within a valid range. For example, precinct numbers are tested if they fall within 1 and 21 and badge numbers are tested if they fall within 1 and 1000. The main search page tests all integers to make sure they are valid. Also, errors are returned from the database to the web application. If the user enters an invalid value, the database will return an error to the web app, which will then be displayed to the user with a simple error message. Such error messages include the value already existing in the database. Depending on the error, the web application may abort execution or continue. If the user enters an invalid value, the web application will abort executio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1:35:13.517487102</meta:creation-date>
    <dc:date>2016-12-08T02:03:54.180649887</dc:date>
    <meta:editing-duration>PT18M18S</meta:editing-duration>
    <meta:editing-cycles>4</meta:editing-cycles>
    <meta:generator>LibreOffice/5.2.2.2$Linux_X86_64 LibreOffice_project/8f96e87c890bf8fa77463cd4b640a2312823f3ad</meta:generator>
    <meta:document-statistic meta:table-count="0" meta:image-count="0" meta:object-count="0" meta:page-count="1" meta:paragraph-count="8" meta:word-count="444" meta:character-count="2575" meta:non-whitespace-character-count="2138"/>
  </office:meta>
</office:document-meta>
</file>